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cationTests.testVali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InvocationTests.testToStringDoesntHi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InvocationTes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